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1">
      <style:text-properties fo:language="en" style:language-asian="ja" fo:country="US" style:country-asian="JP"/>
    </style:style>
    <style:style style:family="paragraph" style:name="a622">
      <style:paragraph-properties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5">
      <style:text-properties fo:language="en" style:language-asian="ja" fo:country="US" style:country-asian="JP"/>
    </style:style>
    <style:style style:family="paragraph" style:name="a626">
      <style:paragraph-properties/>
    </style:style>
    <style:style style:family="table-cell" style:name="a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90">
      <style:table-row-properties style:row-height="0.40556in"/>
    </style:style>
    <style:style style:family="text" style:name="a629">
      <style:text-properties fo:language="en" style:language-asian="ja" fo:country="US" style:country-asian="JP"/>
    </style:style>
    <style:style style:family="text" style:name="a491">
      <style:text-properties fo:language="en" style:language-asian="ja" fo:country="US" style:country-asian="JP"/>
    </style:style>
    <style:style style:family="text" style:name="a492">
      <style:text-properties fo:language="en" style:language-asian="ja" fo:country="US" style:country-asian="JP"/>
    </style:style>
    <style:style style:family="paragraph" style:name="a493">
      <style:paragraph-properties/>
    </style:style>
    <style:style style:family="table-cell" style:name="a4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6">
      <style:text-properties fo:language="en" style:language-asian="ja" fo:country="US" style:country-asian="JP"/>
    </style:style>
    <style:style style:family="text" style:name="a497">
      <style:text-properties fo:language="en" style:language-asian="ja" fo:country="US" style:country-asian="JP"/>
    </style:style>
    <style:style style:family="paragraph" style:name="a498">
      <style:paragraph-properties/>
    </style:style>
    <style:style style:family="paragraph" style:name="a510">
      <style:paragraph-properties/>
    </style:style>
    <style:style style:family="table-cell" style:name="a5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60">
      <style:paragraph-properties/>
    </style:style>
    <style:style style:family="text" style:name="a513">
      <style:text-properties fo:language="en" style:language-asian="ja" fo:country="US" style:country-asian="JP"/>
    </style:style>
    <style:style style:family="paragraph" style:name="a514">
      <style:paragraph-properties/>
    </style:style>
    <style:style style:family="table-cell" style:name="a5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3">
      <style:text-properties fo:language="en" style:language-asian="ja" fo:country="US" style:country-asian="JP"/>
    </style:style>
    <style:style style:family="table-cell" style:name="a5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64">
      <style:paragraph-properties/>
    </style:style>
    <style:style style:family="text" style:name="a517">
      <style:text-properties fo:language="en" style:language-asian="ja" fo:country="US" style:country-asian="JP"/>
    </style:style>
    <style:style style:family="paragraph" style:name="a518">
      <style:paragraph-properties/>
    </style:style>
    <style:style style:family="table-cell" style:name="a5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7">
      <style:text-properties fo:language="en" style:language-asian="ja" fo:country="US" style:country-asian="JP"/>
    </style:style>
    <style:style style:family="paragraph" style:name="a568">
      <style:paragraph-properties/>
    </style:style>
    <style:style style:family="paragraph" style:name="a630">
      <style:paragraph-properties/>
    </style:style>
    <style:style style:family="table-cell" style:name="a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3">
      <style:text-properties fo:language="en" style:language-asian="ja" fo:country="US" style:country-asian="JP"/>
    </style:style>
    <style:style style:family="paragraph" style:name="a634">
      <style:paragraph-properties/>
    </style:style>
    <style:style style:family="table-cell" style:name="a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7">
      <style:table-row-properties style:row-height="0.40556in"/>
    </style:style>
    <style:style style:family="text" style:name="a638">
      <style:text-properties fo:language="en" style:language-asian="ja" fo:country="US" style:country-asian="JP"/>
    </style:style>
    <style:style style:family="paragraph" style:name="a639">
      <style:paragraph-properties/>
    </style:style>
    <style:style style:family="table-cell" style:name="a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21">
      <style:table-row-properties style:row-height="0.40556in"/>
    </style:style>
    <style:style style:family="text" style:name="a522">
      <style:text-properties fo:language="en" style:language-asian="ja" fo:country="US" style:country-asian="JP"/>
    </style:style>
    <style:style style:family="table-cell" style:name="a5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23">
      <style:paragraph-properties/>
    </style:style>
    <style:style style:family="text" style:name="a571">
      <style:text-properties fo:language="en" style:language-asian="ja" fo:country="US" style:country-asian="JP"/>
    </style:style>
    <style:style style:family="paragraph" style:name="a572">
      <style:paragraph-properties/>
    </style:style>
    <style:style style:family="table-cell" style:name="a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6">
      <style:text-properties fo:language="en" style:language-asian="ja" fo:country="US" style:country-asian="JP"/>
    </style:style>
    <style:style style:family="table-cell" style:name="a5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27">
      <style:paragraph-properties/>
    </style:style>
    <style:style style:family="text" style:name="a575">
      <style:text-properties fo:language="en" style:language-asian="ja" fo:country="US" style:country-asian="JP"/>
    </style:style>
    <style:style style:family="paragraph" style:name="a576">
      <style:paragraph-properties/>
    </style:style>
    <style:style style:family="table-cell" style:name="a5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79">
      <style:table-row-properties style:row-height="0.40556in"/>
    </style:style>
    <style:style style:family="table-cell" style:name="a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2">
      <style:text-properties fo:language="en" style:language-asian="ja" fo:country="US" style:country-asian="JP"/>
    </style:style>
    <style:style style:family="paragraph" style:name="a643">
      <style:paragraph-properties/>
    </style:style>
    <style:style style:family="table-cell" style:name="a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6">
      <style:text-properties fo:language="en" style:language-asian="ja" fo:country="US" style:country-asian="JP"/>
    </style:style>
    <style:style style:family="paragraph" style:name="a647">
      <style:paragraph-properties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language="en" style:language-asian="ja" fo:country="US" style:country-asian="JP"/>
    </style:style>
    <style:style style:family="paragraph" style:name="a531">
      <style:paragraph-properties/>
    </style:style>
    <style:style style:family="text" style:name="a580">
      <style:text-properties fo:language="en" style:language-asian="ja" fo:country="US" style:country-asian="JP"/>
    </style:style>
    <style:style style:family="paragraph" style:name="a581">
      <style:paragraph-properties/>
    </style:style>
    <style:style style:family="table-cell" style:name="a5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4">
      <style:text-properties fo:language="en" style:language-asian="ja" fo:country="US" style:country-asian="JP"/>
    </style:style>
    <style:style style:family="table-cell" style:name="a5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35">
      <style:paragraph-properties/>
    </style:style>
    <style:style style:family="text" style:name="a584">
      <style:text-properties fo:language="en" style:language-asian="ja" fo:country="US" style:country-asian="JP"/>
    </style:style>
    <style:style style:family="paragraph" style:name="a585">
      <style:paragraph-properties/>
    </style:style>
    <style:style style:family="table-cell" style:name="a5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8">
      <style:text-properties fo:language="en" style:language-asian="ja" fo:country="US" style:country-asian="JP"/>
    </style:style>
    <style:style style:family="table-cell" style:name="a5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39">
      <style:paragraph-properties/>
    </style:style>
    <style:style style:family="text" style:name="a588">
      <style:text-properties fo:language="en" style:language-asian="ja" fo:country="US" style:country-asian="JP"/>
    </style:style>
    <style:style style:family="paragraph" style:name="a589">
      <style:paragraph-properties/>
    </style:style>
    <style:style style:family="text" style:name="a600">
      <style:text-properties fo:language="en" style:language-asian="ja" fo:country="US" style:country-asian="JP"/>
    </style:style>
    <style:style style:family="paragraph" style:name="a601">
      <style:paragraph-properties/>
    </style:style>
    <style:style style:family="text" style:name="a650">
      <style:text-properties fo:language="en" style:language-asian="ja" fo:country="US" style:country-asian="JP"/>
    </style:style>
    <style:style style:family="table-cell" style:name="a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51">
      <style:paragraph-properties/>
    </style:style>
    <style:style style:family="text" style:name="a604">
      <style:text-properties fo:language="en" style:language-asian="ja" fo:country="US" style:country-asian="JP"/>
    </style:style>
    <style:style style:family="paragraph" style:name="a605">
      <style:paragraph-properties/>
    </style:style>
    <style:style style:family="table-cell" style:name="a6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4">
      <style:text-properties fo:language="en" style:language-asian="ja" fo:country="US" style:country-asian="JP"/>
    </style:style>
    <style:style style:family="table-cell" style:name="a6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55">
      <style:paragraph-properties/>
    </style:style>
    <style:style style:family="table-row" style:name="a608">
      <style:table-row-properties style:row-height="0.40556in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9">
      <style:text-properties fo:language="en" style:language-asian="ja" fo:country="US" style:country-asian="JP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language="en" style:language-asian="ja" fo:country="US" style:country-asian="JP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2">
      <style:text-properties fo:language="en" style:language-asian="ja" fo:country="US" style:country-asian="JP"/>
    </style:style>
    <style:style style:family="table-cell" style:name="a5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43">
      <style:paragraph-properties/>
    </style:style>
    <style:style style:family="text" style:name="a592">
      <style:text-properties fo:language="en" style:language-asian="ja" fo:country="US" style:country-asian="JP"/>
    </style:style>
    <style:style style:family="table-cell" style:name="a5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3">
      <style:paragraph-properties/>
    </style:style>
    <style:style style:family="text" style:name="a546">
      <style:text-properties fo:language="en" style:language-asian="ja" fo:country="US" style:country-asian="JP"/>
    </style:style>
    <style:style style:family="paragraph" style:name="a547">
      <style:paragraph-properties/>
    </style:style>
    <style:style style:family="table-cell" style:name="a5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6">
      <style:text-properties fo:language="en" style:language-asian="ja" fo:country="US" style:country-asian="JP"/>
    </style:style>
    <style:style style:family="table-cell" style:name="a5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7">
      <style:paragraph-properties/>
    </style:style>
    <style:style style:family="table-cell" style:name="a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10">
      <style:paragraph-properties/>
    </style:style>
    <style:style style:family="table-cell" style:name="a6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3">
      <style:text-properties fo:language="en" style:language-asian="ja" fo:country="US" style:country-asian="JP"/>
    </style:style>
    <style:style style:family="table-cell" style:name="a6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14">
      <style:paragraph-properties/>
    </style:style>
    <style:style style:family="text" style:name="a662">
      <style:text-properties fo:language="en" style:language-asian="ja" fo:country="US" style:country-asian="JP"/>
    </style:style>
    <style:style style:family="paragraph" style:name="a663">
      <style:paragraph-properties/>
    </style:style>
    <style:style style:family="table-cell" style:name="a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7">
      <style:text-properties fo:language="en" style:language-asian="ja" fo:country="US" style:country-asian="JP"/>
    </style:style>
    <style:style style:family="table-cell" style:name="a6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18">
      <style:paragraph-properties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482">
      <style:table-properties style:writing-mode="lr-tb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483">
      <style:table-column-properties style:column-width="1.64286in"/>
    </style:style>
    <style:style style:family="table-column" style:name="a484">
      <style:table-column-properties style:column-width="1.64286in"/>
    </style:style>
    <style:style style:family="table-column" style:name="a485">
      <style:table-column-properties style:column-width="1.64286in"/>
    </style:style>
    <style:style style:family="table-column" style:name="a486">
      <style:table-column-properties style:column-width="1.64286in"/>
    </style:style>
    <style:style style:family="table-column" style:name="a487">
      <style:table-column-properties style:column-width="1.64286in"/>
    </style:style>
    <style:style style:family="table-column" style:name="a488">
      <style:table-column-properties style:column-width="1.64286in"/>
    </style:style>
    <style:style style:family="table-column" style:name="a489">
      <style:table-column-properties style:column-width="1.64286in"/>
    </style:style>
    <style:style style:family="table-cell" style:name="a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1">
      <style:text-properties fo:language="en" style:language-asian="ja" fo:country="US" style:country-asian="JP"/>
    </style:style>
    <style:style style:family="table-row" style:name="a550">
      <style:table-row-properties style:row-height="0.40556in"/>
    </style:style>
    <style:style style:family="paragraph" style:name="a502">
      <style:paragraph-properties/>
    </style:style>
    <style:style style:family="text" style:name="a551">
      <style:text-properties fo:language="en" style:language-asian="ja" fo:country="US" style:country-asian="JP"/>
    </style:style>
    <style:style style:family="paragraph" style:name="a552">
      <style:paragraph-properties/>
    </style:style>
    <style:style style:family="table-cell" style:name="a5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5">
      <style:text-properties fo:language="en" style:language-asian="ja" fo:country="US" style:country-asian="JP"/>
    </style:style>
    <style:style style:family="table-cell" style:name="a5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06">
      <style:paragraph-properties/>
    </style:style>
    <style:style style:family="text" style:name="a555">
      <style:text-properties fo:language="en" style:language-asian="ja" fo:country="US" style:country-asian="JP"/>
    </style:style>
    <style:style style:family="paragraph" style:name="a556">
      <style:paragraph-properties/>
    </style:style>
    <style:style style:family="table-cell" style:name="a5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9">
      <style:text-properties fo:language="en" style:language-asian="ja" fo:country="US" style:country-asian="JP"/>
    </style:style>
    <style:style style:family="table-cell" style:name="a5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9">
      <style:text-properties fo:language="en" style:language-asian="ja" fo:country="US" style:country-asian="JP"/>
    </style:style>
    <text:list-style style:name="a524"/>
    <text:list-style style:name="a561"/>
    <text:list-style style:name="a631"/>
    <text:list-style style:name="a494"/>
    <text:list-style style:name="a528"/>
    <text:list-style style:name="a565"/>
    <text:list-style style:name="a635"/>
    <text:list-style style:name="a499"/>
    <text:list-style style:name="a511"/>
    <text:list-style style:name="a569"/>
    <text:list-style style:name="a515"/>
    <text:list-style style:name="a553"/>
    <text:list-style style:name="a590"/>
    <text:list-style style:name="a623"/>
    <text:list-style style:name="a660"/>
    <text:list-style style:name="a519"/>
    <text:list-style style:name="a557"/>
    <text:list-style style:name="a594"/>
    <text:list-style style:name="a627"/>
    <text:list-style style:name="a664"/>
    <text:list-style style:name="a540"/>
    <text:list-style style:name="a503"/>
    <text:list-style style:name="a598"/>
    <text:list-style style:name="a611"/>
    <text:list-style style:name="a544"/>
    <text:list-style style:name="a507"/>
    <text:list-style style:name="a582"/>
    <text:list-style style:name="a615"/>
    <text:list-style style:name="a652"/>
    <text:list-style style:name="a548"/>
    <text:list-style style:name="a586"/>
    <text:list-style style:name="a619"/>
    <text:list-style style:name="a656"/>
    <text:list-style style:name="a532"/>
    <text:list-style style:name="a602"/>
    <text:list-style style:name="a640"/>
    <text:list-style style:name="a536"/>
    <text:list-style style:name="a573"/>
    <text:list-style style:name="a606"/>
    <text:list-style style:name="a644"/>
    <text:list-style style:name="a577"/>
    <text:list-style style:name="a648"/>
  </office:automatic-styles>
  <office:body>
    <office:presentation>
      <draw:page draw:name="Slide1" draw:style-name="a461" draw:master-page-name="Master1-Layout1-title-タイトル-スライド" presentation:presentation-page-layout-name="Master1-PPL1" draw:id="Slide-256">
        <draw:frame draw:id="id63" presentation:style-name="a466" draw:name="タイトル 1" svg:x="1.66667in" svg:y="1.22743in" svg:width="10in" svg:height="2.61111in" presentation:class="title" presentation:placeholder="false">
          <draw:text-box>
            <text:p text:style-name="a465" text:class-names="" text:cond-style-name=""><text:span text:style-name="a462" text:class-names="">2024</text:span><text:span text:style-name="a463" text:class-names="">新挨拶スライド</text:span><text:span text:style-name="a464" text:class-names=""/></text:p>
          </draw:text-box>
          <svg:title/>
          <svg:desc/>
        </draw:frame>
        <draw:frame draw:id="id64" presentation:style-name="a467" draw:name="字幕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468" draw:master-page-name="Master1-Layout2-obj-タイトルとコンテンツ" presentation:presentation-page-layout-name="Master1-PPL2" draw:id="Slide-257">
        <draw:frame draw:id="id65" presentation:style-name="a472" draw:name="タイトル 1" svg:x="0.91667in" svg:y="0.39931in" svg:width="11.5in" svg:height="1.44965in" presentation:class="title" presentation:placeholder="false">
          <draw:text-box>
            <text:p text:style-name="a471" text:class-names="" text:cond-style-name=""><text:span text:style-name="a469" text:class-names="">新年あけましておめでとうございます。</text:span><text:span text:style-name="a470" text:class-names=""/></text:p>
          </draw:text-box>
          <svg:title/>
          <svg:desc/>
        </draw:frame>
        <draw:frame draw:id="id66" presentation:style-name="a473" draw:name="コンテンツ プレースホルダー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4" draw:style-name="a474" draw:master-page-name="Master1-Layout2-obj-タイトルとコンテンツ" presentation:presentation-page-layout-name="Master1-PPL2" draw:id="Slide-259">
        <draw:frame draw:id="id67" presentation:style-name="a481" draw:name="タイトル 1" svg:x="0.91667in" svg:y="0.39931in" svg:width="11.5in" svg:height="1.44965in" presentation:class="title" presentation:placeholder="false">
          <draw:text-box>
            <text:p text:style-name="a480" text:class-names="" text:cond-style-name=""><text:span text:style-name="a475" text:class-names="">表計算</text:span><text:span text:style-name="a476" text:class-names="">(ODP</text:span><text:span text:style-name="a477" text:class-names="">版での確認</text:span><text:span text:style-name="a478" text:class-names="">)</text:span><text:span text:style-name="a479" text:class-names=""/></text:p>
          </draw:text-box>
          <svg:title/>
          <svg:desc/>
        </draw:frame>
        <draw:frame draw:id="id68" draw:name="コンテンツ プレースホルダー 3" svg:x="0.91667in" svg:y="1.99653in" svg:width="11.5in" svg:height="2.43333in" presentation:class="table" presentation:placeholder="false">
          <table:table table:style-name="a48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83" table:default-cell-style-name=""/>
            <table:table-column table:style-name="a484" table:default-cell-style-name=""/>
            <table:table-column table:style-name="a485" table:default-cell-style-name=""/>
            <table:table-column table:style-name="a486" table:default-cell-style-name=""/>
            <table:table-column table:style-name="a487" table:default-cell-style-name=""/>
            <table:table-column table:style-name="a488" table:default-cell-style-name=""/>
            <table:table-column table:style-name="a489" table:default-cell-style-name=""/>
            <table:table-row table:style-name="a490" table:default-cell-style-name="">
              <table:table-cell table:style-name="a495">
                <text:list text:style-name="a494">
                  <text:list-item>
                    <text:p text:style-name="a493" text:class-names="" text:cond-style-name=""><text:span text:style-name="a491" text:class-names="">番号</text:span><text:span text:style-name="a492" text:class-names=""/></text:p>
                  </text:list-item>
                </text:list>
              </table:table-cell>
              <table:table-cell table:style-name="a500">
                <text:list text:style-name="a499">
                  <text:list-item>
                    <text:p text:style-name="a498" text:class-names="" text:cond-style-name=""><text:span text:style-name="a496" text:class-names="">タイトル</text:span><text:span text:style-name="a497" text:class-names=""/></text:p>
                  </text:list-item>
                </text:list>
              </table:table-cell>
              <table:table-cell table:style-name="a504">
                <text:list text:style-name="a503">
                  <text:list-item>
                    <text:p text:style-name="a502" text:class-names="" text:cond-style-name=""><text:span text:style-name="a501" text:class-names=""/></text:p>
                  </text:list-item>
                </text:list>
              </table:table-cell>
              <table:table-cell table:style-name="a508">
                <text:list text:style-name="a507">
                  <text:list-item>
                    <text:p text:style-name="a506" text:class-names="" text:cond-style-name=""><text:span text:style-name="a505" text:class-names=""/></text:p>
                  </text:list-item>
                </text:list>
              </table:table-cell>
              <table:table-cell table:style-name="a512">
                <text:list text:style-name="a511">
                  <text:list-item>
                    <text:p text:style-name="a510" text:class-names="" text:cond-style-name=""><text:span text:style-name="a509" text:class-names=""/></text:p>
                  </text:list-item>
                </text:list>
              </table:table-cell>
              <table:table-cell table:style-name="a516">
                <text:list text:style-name="a515">
                  <text:list-item>
                    <text:p text:style-name="a514" text:class-names="" text:cond-style-name=""><text:span text:style-name="a513" text:class-names=""/></text:p>
                  </text:list-item>
                </text:list>
              </table:table-cell>
              <table:table-cell table:style-name="a520">
                <text:list text:style-name="a519">
                  <text:list-item>
                    <text:p text:style-name="a518" text:class-names="" text:cond-style-name=""><text:span text:style-name="a517" text:class-names=""/></text:p>
                  </text:list-item>
                </text:list>
              </table:table-cell>
            </table:table-row>
            <table:table-row table:style-name="a521" table:default-cell-style-name="">
              <table:table-cell table:style-name="a525">
                <text:list text:style-name="a524">
                  <text:list-item>
                    <text:p text:style-name="a523" text:class-names="" text:cond-style-name=""><text:span text:style-name="a522" text:class-names=""/></text:p>
                  </text:list-item>
                </text:list>
              </table:table-cell>
              <table:table-cell table:style-name="a529">
                <text:list text:style-name="a528">
                  <text:list-item>
                    <text:p text:style-name="a527" text:class-names="" text:cond-style-name=""><text:span text:style-name="a526" text:class-names=""/></text:p>
                  </text:list-item>
                </text:list>
              </table:table-cell>
              <table:table-cell table:style-name="a533">
                <text:list text:style-name="a532">
                  <text:list-item>
                    <text:p text:style-name="a531" text:class-names="" text:cond-style-name=""><text:span text:style-name="a530" text:class-names=""/></text:p>
                  </text:list-item>
                </text:list>
              </table:table-cell>
              <table:table-cell table:style-name="a537">
                <text:list text:style-name="a536">
                  <text:list-item>
                    <text:p text:style-name="a535" text:class-names="" text:cond-style-name=""><text:span text:style-name="a534" text:class-names=""/></text:p>
                  </text:list-item>
                </text:list>
              </table:table-cell>
              <table:table-cell table:style-name="a541">
                <text:list text:style-name="a540">
                  <text:list-item>
                    <text:p text:style-name="a539" text:class-names="" text:cond-style-name=""><text:span text:style-name="a538" text:class-names=""/></text:p>
                  </text:list-item>
                </text:list>
              </table:table-cell>
              <table:table-cell table:style-name="a545">
                <text:list text:style-name="a544">
                  <text:list-item>
                    <text:p text:style-name="a543" text:class-names="" text:cond-style-name=""><text:span text:style-name="a542" text:class-names=""/></text:p>
                  </text:list-item>
                </text:list>
              </table:table-cell>
              <table:table-cell table:style-name="a549">
                <text:list text:style-name="a548">
                  <text:list-item>
                    <text:p text:style-name="a547" text:class-names="" text:cond-style-name=""><text:span text:style-name="a546" text:class-names=""/></text:p>
                  </text:list-item>
                </text:list>
              </table:table-cell>
            </table:table-row>
            <table:table-row table:style-name="a550" table:default-cell-style-name="">
              <table:table-cell table:style-name="a554">
                <text:list text:style-name="a553">
                  <text:list-item>
                    <text:p text:style-name="a552" text:class-names="" text:cond-style-name=""><text:span text:style-name="a551" text:class-names=""/></text:p>
                  </text:list-item>
                </text:list>
              </table:table-cell>
              <table:table-cell table:style-name="a558">
                <text:list text:style-name="a557">
                  <text:list-item>
                    <text:p text:style-name="a556" text:class-names="" text:cond-style-name=""><text:span text:style-name="a555" text:class-names=""/></text:p>
                  </text:list-item>
                </text:list>
              </table:table-cell>
              <table:table-cell table:style-name="a562">
                <text:list text:style-name="a561">
                  <text:list-item>
                    <text:p text:style-name="a560" text:class-names="" text:cond-style-name=""><text:span text:style-name="a559" text:class-names=""/></text:p>
                  </text:list-item>
                </text:list>
              </table:table-cell>
              <table:table-cell table:style-name="a566">
                <text:list text:style-name="a565">
                  <text:list-item>
                    <text:p text:style-name="a564" text:class-names="" text:cond-style-name=""><text:span text:style-name="a563" text:class-names=""/></text:p>
                  </text:list-item>
                </text:list>
              </table:table-cell>
              <table:table-cell table:style-name="a570">
                <text:list text:style-name="a569">
                  <text:list-item>
                    <text:p text:style-name="a568" text:class-names="" text:cond-style-name=""><text:span text:style-name="a567" text:class-names=""/></text:p>
                  </text:list-item>
                </text:list>
              </table:table-cell>
              <table:table-cell table:style-name="a574">
                <text:list text:style-name="a573">
                  <text:list-item>
                    <text:p text:style-name="a572" text:class-names="" text:cond-style-name=""><text:span text:style-name="a571" text:class-names=""/></text:p>
                  </text:list-item>
                </text:list>
              </table:table-cell>
              <table:table-cell table:style-name="a578">
                <text:list text:style-name="a577">
                  <text:list-item>
                    <text:p text:style-name="a576" text:class-names="" text:cond-style-name=""><text:span text:style-name="a575" text:class-names=""/></text:p>
                  </text:list-item>
                </text:list>
              </table:table-cell>
            </table:table-row>
            <table:table-row table:style-name="a579" table:default-cell-style-name="">
              <table:table-cell table:style-name="a583">
                <text:list text:style-name="a582">
                  <text:list-item>
                    <text:p text:style-name="a581" text:class-names="" text:cond-style-name=""><text:span text:style-name="a580" text:class-names=""/></text:p>
                  </text:list-item>
                </text:list>
              </table:table-cell>
              <table:table-cell table:style-name="a587">
                <text:list text:style-name="a586">
                  <text:list-item>
                    <text:p text:style-name="a585" text:class-names="" text:cond-style-name=""><text:span text:style-name="a584" text:class-names=""/></text:p>
                  </text:list-item>
                </text:list>
              </table:table-cell>
              <table:table-cell table:style-name="a591">
                <text:list text:style-name="a590">
                  <text:list-item>
                    <text:p text:style-name="a589" text:class-names="" text:cond-style-name=""><text:span text:style-name="a588" text:class-names=""/></text:p>
                  </text:list-item>
                </text:list>
              </table:table-cell>
              <table:table-cell table:style-name="a595">
                <text:list text:style-name="a594">
                  <text:list-item>
                    <text:p text:style-name="a593" text:class-names="" text:cond-style-name=""><text:span text:style-name="a592" text:class-names=""/></text:p>
                  </text:list-item>
                </text:list>
              </table:table-cell>
              <table:table-cell table:style-name="a599">
                <text:list text:style-name="a598">
                  <text:list-item>
                    <text:p text:style-name="a597" text:class-names="" text:cond-style-name=""><text:span text:style-name="a596" text:class-names=""/></text:p>
                  </text:list-item>
                </text:list>
              </table:table-cell>
              <table:table-cell table:style-name="a603">
                <text:list text:style-name="a602">
                  <text:list-item>
                    <text:p text:style-name="a601" text:class-names="" text:cond-style-name=""><text:span text:style-name="a600" text:class-names=""/></text:p>
                  </text:list-item>
                </text:list>
              </table:table-cell>
              <table:table-cell table:style-name="a607">
                <text:list text:style-name="a606">
                  <text:list-item>
                    <text:p text:style-name="a605" text:class-names="" text:cond-style-name=""><text:span text:style-name="a604" text:class-names=""/></text:p>
                  </text:list-item>
                </text:list>
              </table:table-cell>
            </table:table-row>
            <table:table-row table:style-name="a608" table:default-cell-style-name="">
              <table:table-cell table:style-name="a612">
                <text:list text:style-name="a611">
                  <text:list-item>
                    <text:p text:style-name="a610" text:class-names="" text:cond-style-name=""><text:span text:style-name="a609" text:class-names=""/></text:p>
                  </text:list-item>
                </text:list>
              </table:table-cell>
              <table:table-cell table:style-name="a616">
                <text:list text:style-name="a615">
                  <text:list-item>
                    <text:p text:style-name="a614" text:class-names="" text:cond-style-name=""><text:span text:style-name="a613" text:class-names=""/></text:p>
                  </text:list-item>
                </text:list>
              </table:table-cell>
              <table:table-cell table:style-name="a620">
                <text:list text:style-name="a619">
                  <text:list-item>
                    <text:p text:style-name="a618" text:class-names="" text:cond-style-name=""><text:span text:style-name="a617" text:class-names=""/></text:p>
                  </text:list-item>
                </text:list>
              </table:table-cell>
              <table:table-cell table:style-name="a624">
                <text:list text:style-name="a623">
                  <text:list-item>
                    <text:p text:style-name="a622" text:class-names="" text:cond-style-name=""><text:span text:style-name="a621" text:class-names=""/></text:p>
                  </text:list-item>
                </text:list>
              </table:table-cell>
              <table:table-cell table:style-name="a628">
                <text:list text:style-name="a627">
                  <text:list-item>
                    <text:p text:style-name="a626" text:class-names="" text:cond-style-name=""><text:span text:style-name="a625" text:class-names=""/></text:p>
                  </text:list-item>
                </text:list>
              </table:table-cell>
              <table:table-cell table:style-name="a632">
                <text:list text:style-name="a631">
                  <text:list-item>
                    <text:p text:style-name="a630" text:class-names="" text:cond-style-name=""><text:span text:style-name="a629" text:class-names=""/></text:p>
                  </text:list-item>
                </text:list>
              </table:table-cell>
              <table:table-cell table:style-name="a636">
                <text:list text:style-name="a635">
                  <text:list-item>
                    <text:p text:style-name="a634" text:class-names="" text:cond-style-name=""><text:span text:style-name="a633" text:class-names=""/></text:p>
                  </text:list-item>
                </text:list>
              </table:table-cell>
            </table:table-row>
            <table:table-row table:style-name="a637" table:default-cell-style-name="">
              <table:table-cell table:style-name="a641">
                <text:list text:style-name="a640">
                  <text:list-item>
                    <text:p text:style-name="a639" text:class-names="" text:cond-style-name=""><text:span text:style-name="a638" text:class-names=""/></text:p>
                  </text:list-item>
                </text:list>
              </table:table-cell>
              <table:table-cell table:style-name="a645">
                <text:list text:style-name="a644">
                  <text:list-item>
                    <text:p text:style-name="a643" text:class-names="" text:cond-style-name=""><text:span text:style-name="a642" text:class-names=""/></text:p>
                  </text:list-item>
                </text:list>
              </table:table-cell>
              <table:table-cell table:style-name="a649">
                <text:list text:style-name="a648">
                  <text:list-item>
                    <text:p text:style-name="a647" text:class-names="" text:cond-style-name=""><text:span text:style-name="a646" text:class-names=""/></text:p>
                  </text:list-item>
                </text:list>
              </table:table-cell>
              <table:table-cell table:style-name="a653">
                <text:list text:style-name="a652">
                  <text:list-item>
                    <text:p text:style-name="a651" text:class-names="" text:cond-style-name=""><text:span text:style-name="a650" text:class-names=""/></text:p>
                  </text:list-item>
                </text:list>
              </table:table-cell>
              <table:table-cell table:style-name="a657">
                <text:list text:style-name="a656">
                  <text:list-item>
                    <text:p text:style-name="a655" text:class-names="" text:cond-style-name=""><text:span text:style-name="a654" text:class-names=""/></text:p>
                  </text:list-item>
                </text:list>
              </table:table-cell>
              <table:table-cell table:style-name="a661">
                <text:list text:style-name="a660">
                  <text:list-item>
                    <text:p text:style-name="a659" text:class-names="" text:cond-style-name=""><text:span text:style-name="a658" text:class-names=""/></text:p>
                  </text:list-item>
                </text:list>
              </table:table-cell>
              <table:table-cell table:style-name="a665">
                <text:list text:style-name="a664">
                  <text:list-item>
                    <text:p text:style-name="a663" text:class-names="" text:cond-style-name=""><text:span text:style-name="a662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3" draw:style-name="a666" draw:master-page-name="Master1-Layout2-obj-タイトルとコンテンツ" presentation:presentation-page-layout-name="Master1-PPL2" draw:id="Slide-258">
        <draw:frame draw:id="id69" presentation:style-name="a670" draw:name="タイトル 1" svg:x="0.91667in" svg:y="0.39931in" svg:width="11.5in" svg:height="1.44965in" presentation:class="title" presentation:placeholder="false">
          <draw:text-box>
            <text:p text:style-name="a669" text:class-names="" text:cond-style-name=""><text:span text:style-name="a667" text:class-names="">ご清聴ありがとうございました</text:span><text:span text:style-name="a668" text:class-names=""/></text:p>
          </draw:text-box>
          <svg:title/>
          <svg:desc/>
        </draw:frame>
        <draw:frame draw:id="id70" presentation:style-name="a671" draw:name="コンテンツ プレースホルダー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タイトル スライド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タイトルとコンテンツ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セクション見出し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2 つのコンテンツ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タイトルのみ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白紙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タイトル付きのコンテンツ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タイトル付きの図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タイトルと縦書きテキスト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縦書きタイトルと&#10;縦書きテキスト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453">
      <style:table-cell-properties/>
    </style:style>
    <style:style style:family="table-cell" style:name="a454">
      <style:table-cell-properties fo:background-color="#ccd2d8"/>
    </style:style>
    <style:style style:family="table-cell" style:name="a455">
      <style:table-cell-properties/>
    </style:style>
    <style:style style:family="table-cell" style:name="a460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6">
      <style:table-cell-properties fo:background-color="#ccd2d8"/>
    </style:style>
    <style:style style:family="table-cell" style:name="a457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8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2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59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457" table:paragraph-style-name=""/>
      <table:last-row table:style-name="a458" table:paragraph-style-name=""/>
      <table:first-column table:style-name="a459" table:paragraph-style-name=""/>
      <table:last-column table:style-name="a460" table:paragraph-style-name=""/>
      <table:body table:style-name="a452" table:paragraph-style-name=""/>
      <table:even-rows table:style-name="a455" table:paragraph-style-name=""/>
      <table:odd-rows table:style-name="a456" table:paragraph-style-name=""/>
      <table:even-columns table:style-name="a453" table:paragraph-style-name=""/>
      <table:odd-columns table:style-name="a45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4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1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4" draw:name="タイトル プレースホルダー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マスター タイトルの書式設定</text:span><text:span text:style-name="a2" text:class-names=""/></text:p>
        </draw:text-box>
        <svg:title/>
        <svg:desc/>
      </draw:frame>
      <draw:frame draw:id="id1" presentation:style-name="a29" draw:name="テキスト プレースホルダー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ー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text:s text:c="1"/></text:span><text:span text:style-name="a9" text:class-names=""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text:s text:c="1"/></text:span><text:span text:style-name="a14" text:class-names=""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text:s text:c="1"/></text:span><text:span text:style-name="a19" text:class-names=""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text:s text:c="1"/></text:span><text:span text:style-name="a24" text:class-names=""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4" draw:name="日付プレースホルダー 3" svg:x="0.91667in" svg:y="6.95139in" svg:width="3in" svg:height="0.39931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/></text:span><text:span text:style-name="a32" text:class-names=""/></text:p>
        </draw:text-box>
        <svg:title/>
        <svg:desc/>
      </draw:frame>
      <draw:frame draw:id="id3" presentation:style-name="a37" draw:name="フッター プレースホルダー 4" svg:x="4.41667in" svg:y="6.95139in" svg:width="4.5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4" presentation:style-name="a41" draw:name="スライド番号プレースホルダー 5" svg:x="9.41667in" svg:y="6.95139in" svg:width="3in" svg:height="0.39931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</style:master-page>
    <style:master-page style:name="Master1-Layout1-title-タイトル-スライド" style:page-layout-name="pageLayout1" draw:style-name="a42">
      <draw:frame draw:id="id5" presentation:style-name="a46" draw:name="タイトル 1" svg:x="1.66667in" svg:y="1.22743in" svg:width="10in" svg:height="2.61111in" presentation:class="title" presentation:placeholder="false">
        <draw:text-box>
          <text:p text:style-name="a45" text:class-names="" text:cond-style-name=""><text:span text:style-name="a43" text:class-names="">マスター タイトルの書式設定</text:span><text:span text:style-name="a44" text:class-names=""/></text:p>
        </draw:text-box>
        <svg:title/>
        <svg:desc/>
      </draw:frame>
      <draw:frame draw:id="id6" presentation:style-name="a50" draw:name="字幕 2" svg:x="1.66667in" svg:y="3.93924in" svg:width="10in" svg:height="1.81076in" presentation:class="subtitle" presentation:placeholder="false">
        <draw:text-box>
          <text:p text:style-name="a49" text:class-names="" text:cond-style-name=""><text:span text:style-name="a47" text:class-names="">マスター サブタイトルの書式設定</text:span><text:span text:style-name="a48" text:class-names=""/></text:p>
        </draw:text-box>
        <svg:title/>
        <svg:desc/>
      </draw:frame>
      <draw:frame draw:id="id7" presentation:style-name="a55" draw:name="日付プレースホルダー 3" svg:x="0.91667in" svg:y="6.95139in" svg:width="3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/></text:span><text:span text:style-name="a53" text:class-names=""/></text:p>
        </draw:text-box>
        <svg:title/>
        <svg:desc/>
      </draw:frame>
      <draw:frame draw:id="id8" presentation:style-name="a58" draw:name="フッター プレースホルダー 4" svg:x="4.41667in" svg:y="6.95139in" svg:width="4.5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9" presentation:style-name="a62" draw:name="スライド番号プレースホルダー 5" svg:x="9.41667in" svg:y="6.95139in" svg:width="3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/></text:span><text:span text:style-name="a60" text:class-names=""/></text:p>
        </draw:text-box>
        <svg:title/>
        <svg:desc/>
      </draw:frame>
    </style:master-page>
    <style:master-page style:name="Master1-Layout2-obj-タイトルとコンテンツ" style:page-layout-name="pageLayout1" draw:style-name="a63">
      <draw:frame draw:id="id10" presentation:style-name="a67" draw:name="タイトル 1" svg:x="0.91667in" svg:y="0.39931in" svg:width="11.5in" svg:height="1.44965in" presentation:class="title" presentation:placeholder="false">
        <draw:text-box>
          <text:p text:style-name="a66" text:class-names="" text:cond-style-name=""><text:span text:style-name="a64" text:class-names="">マスター タイトルの書式設定</text:span><text:span text:style-name="a65" text:class-names=""/></text:p>
        </draw:text-box>
        <svg:title/>
        <svg:desc/>
      </draw:frame>
      <draw:frame draw:id="id11" presentation:style-name="a92" draw:name="コンテンツ プレースホルダー 2" svg:x="0.91667in" svg:y="1.99653in" svg:width="11.5in" svg:height="4.75868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マスター テキストの書式設定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1" text:class-names="">第<text:s text:c="1"/></text:span><text:span text:style-name="a72" text:class-names="">2<text:s text:c="1"/></text:span><text:span text:style-name="a73" text:class-names="">レベル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6" text:class-names="">第<text:s text:c="1"/></text:span><text:span text:style-name="a77" text:class-names="">3<text:s text:c="1"/></text:span><text:span text:style-name="a78" text:class-names="">レベル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1" text:class-names="">第<text:s text:c="1"/></text:span><text:span text:style-name="a82" text:class-names="">4<text:s text:c="1"/></text:span><text:span text:style-name="a8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6" text:class-names="">第<text:s text:c="1"/></text:span><text:span text:style-name="a87" text:class-names="">5<text:s text:c="1"/></text:span><text:span text:style-name="a88" text:class-names="">レベル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97" draw:name="日付プレースホルダー 3" svg:x="0.91667in" svg:y="6.95139in" svg:width="3in" svg:height="0.39931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</draw:text-box>
        <svg:title/>
        <svg:desc/>
      </draw:frame>
      <draw:frame draw:id="id13" presentation:style-name="a100" draw:name="フッター プレースホルダー 4" svg:x="4.41667in" svg:y="6.95139in" svg:width="4.5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4" presentation:style-name="a104" draw:name="スライド番号プレースホルダー 5" svg:x="9.41667in" svg:y="6.95139in" svg:width="3in" svg:height="0.39931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/></text:span><text:span text:style-name="a102" text:class-names=""/></text:p>
        </draw:text-box>
        <svg:title/>
        <svg:desc/>
      </draw:frame>
    </style:master-page>
    <style:master-page style:name="Master1-Layout3-secHead-セクション見出し" style:page-layout-name="pageLayout1" draw:style-name="a105">
      <draw:frame draw:id="id15" presentation:style-name="a109" draw:name="タイトル 1" svg:x="0.90972in" svg:y="1.86979in" svg:width="11.5in" svg:height="3.11979in" presentation:class="title" presentation:placeholder="false">
        <draw:text-box>
          <text:p text:style-name="a108" text:class-names="" text:cond-style-name=""><text:span text:style-name="a106" text:class-names="">マスター タイトルの書式設定</text:span><text:span text:style-name="a107" text:class-names=""/></text:p>
        </draw:text-box>
        <svg:title/>
        <svg:desc/>
      </draw:frame>
      <draw:frame draw:id="id16" presentation:style-name="a113" draw:name="テキスト プレースホルダー 2" svg:x="0.90972in" svg:y="5.0191in" svg:width="11.5in" svg:height="1.64062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マスター テキストの書式設定</text:span></text:p>
            </text:list-item>
          </text:list>
        </draw:text-box>
        <svg:title/>
        <svg:desc/>
      </draw:frame>
      <draw:frame draw:id="id17" presentation:style-name="a118" draw:name="日付プレースホルダー 3" svg:x="0.91667in" svg:y="6.95139in" svg:width="3in" svg:height="0.39931in" presentation:class="date-time" presentation:placeholder="false">
        <draw:text-box>
          <text:p text:style-name="a117" text:class-names="" text:cond-style-name=""><text:span text:style-name="a114" text:class-names=""><text:date text:fixed="false" style:data-style-name="a115"/></text:span><text:span text:style-name="a116" text:class-names=""/></text:p>
        </draw:text-box>
        <svg:title/>
        <svg:desc/>
      </draw:frame>
      <draw:frame draw:id="id18" presentation:style-name="a121" draw:name="フッター プレースホルダー 4" svg:x="4.41667in" svg:y="6.95139in" svg:width="4.5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19" presentation:style-name="a125" draw:name="スライド番号プレースホルダー 5" svg:x="9.41667in" svg:y="6.95139in" svg:width="3in" svg:height="0.39931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/></text:span><text:span text:style-name="a123" text:class-names=""/></text:p>
        </draw:text-box>
        <svg:title/>
        <svg:desc/>
      </draw:frame>
    </style:master-page>
    <style:master-page style:name="Master1-Layout4-twoObj-2-つのコンテンツ" style:page-layout-name="pageLayout1" draw:style-name="a126">
      <draw:frame draw:id="id20" presentation:style-name="a130" draw:name="タイトル 1" svg:x="0.91667in" svg:y="0.39931in" svg:width="11.5in" svg:height="1.44965in" presentation:class="title" presentation:placeholder="false">
        <draw:text-box>
          <text:p text:style-name="a129" text:class-names="" text:cond-style-name=""><text:span text:style-name="a127" text:class-names="">マスター タイトルの書式設定</text:span><text:span text:style-name="a128" text:class-names=""/></text:p>
        </draw:text-box>
        <svg:title/>
        <svg:desc/>
      </draw:frame>
      <draw:frame draw:id="id21" presentation:style-name="a155" draw:name="コンテンツ プレースホルダー 2" svg:x="0.91667in" svg:y="1.99653in" svg:width="5.66667in" svg:height="4.75868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マスター テキストの書式設定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4" text:class-names="">第<text:s text:c="1"/></text:span><text:span text:style-name="a135" text:class-names="">2<text:s text:c="1"/></text:span><text:span text:style-name="a136" text:class-names="">レベル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39" text:class-names="">第<text:s text:c="1"/></text:span><text:span text:style-name="a140" text:class-names="">3<text:s text:c="1"/></text:span><text:span text:style-name="a141" text:class-names="">レベル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4" text:class-names="">第<text:s text:c="1"/></text:span><text:span text:style-name="a145" text:class-names="">4<text:s text:c="1"/></text:span><text:span text:style-name="a1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49" text:class-names="">第<text:s text:c="1"/></text:span><text:span text:style-name="a150" text:class-names="">5<text:s text:c="1"/></text:span><text:span text:style-name="a151" text:class-names="">レベル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80" draw:name="コンテンツ プレースホルダー 3" svg:x="6.75in" svg:y="1.99653in" svg:width="5.66667in" svg:height="4.75868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マスター テキストの書式設定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59" text:class-names="">第<text:s text:c="1"/></text:span><text:span text:style-name="a160" text:class-names="">2<text:s text:c="1"/></text:span><text:span text:style-name="a161" text:class-names="">レベル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4" text:class-names="">第<text:s text:c="1"/></text:span><text:span text:style-name="a165" text:class-names="">3<text:s text:c="1"/></text:span><text:span text:style-name="a166" text:class-names="">レベル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69" text:class-names="">第<text:s text:c="1"/></text:span><text:span text:style-name="a170" text:class-names="">4<text:s text:c="1"/></text:span><text:span text:style-name="a17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4" text:class-names="">第<text:s text:c="1"/></text:span><text:span text:style-name="a175" text:class-names="">5<text:s text:c="1"/></text:span><text:span text:style-name="a176" text:class-names="">レベル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85" draw:name="日付プレースホルダー 4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/></text:span><text:span text:style-name="a183" text:class-names=""/></text:p>
        </draw:text-box>
        <svg:title/>
        <svg:desc/>
      </draw:frame>
      <draw:frame draw:id="id24" presentation:style-name="a188" draw:name="フッター プレースホルダー 5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2" draw:name="スライド番号プレースホルダー 6" svg:x="9.41667in" svg:y="6.95139in" svg:width="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/></text:span><text:span text:style-name="a190" text:class-names=""/></text:p>
        </draw:text-box>
        <svg:title/>
        <svg:desc/>
      </draw:frame>
    </style:master-page>
    <style:master-page style:name="Master1-Layout5-twoTxTwoObj-比較" style:page-layout-name="pageLayout1" draw:style-name="a193">
      <draw:frame draw:id="id26" presentation:style-name="a197" draw:name="タイトル 1" svg:x="0.9184in" svg:y="0.39931in" svg:width="11.5in" svg:height="1.44965in" presentation:class="title" presentation:placeholder="false">
        <draw:text-box>
          <text:p text:style-name="a196" text:class-names="" text:cond-style-name=""><text:span text:style-name="a194" text:class-names="">マスター タイトルの書式設定</text:span><text:span text:style-name="a195" text:class-names=""/></text:p>
        </draw:text-box>
        <svg:title/>
        <svg:desc/>
      </draw:frame>
      <draw:frame draw:id="id27" presentation:style-name="a201" draw:name="テキスト プレースホルダー 2" svg:x="0.9184in" svg:y="1.83854in" svg:width="5.64062in" svg:height="0.90104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マスター テキストの書式設定</text:span></text:p>
            </text:list-item>
          </text:list>
        </draw:text-box>
        <svg:title/>
        <svg:desc/>
      </draw:frame>
      <draw:frame draw:id="id28" presentation:style-name="a226" draw:name="コンテンツ プレースホルダー 3" svg:x="0.9184in" svg:y="2.73958in" svg:width="5.64062in" svg:height="4.02951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マスター テキストの書式設定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5" text:class-names="">第<text:s text:c="1"/></text:span><text:span text:style-name="a206" text:class-names="">2<text:s text:c="1"/></text:span><text:span text:style-name="a207" text:class-names="">レベル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0" text:class-names="">第<text:s text:c="1"/></text:span><text:span text:style-name="a211" text:class-names="">3<text:s text:c="1"/></text:span><text:span text:style-name="a212" text:class-names="">レベル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5" text:class-names="">第<text:s text:c="1"/></text:span><text:span text:style-name="a216" text:class-names="">4<text:s text:c="1"/></text:span><text:span text:style-name="a21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0" text:class-names="">第<text:s text:c="1"/></text:span><text:span text:style-name="a221" text:class-names="">5<text:s text:c="1"/></text:span><text:span text:style-name="a222" text:class-names="">レベル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30" draw:name="テキスト プレースホルダー 4" svg:x="6.75in" svg:y="1.83854in" svg:width="5.6684in" svg:height="0.90104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マスター テキストの書式設定</text:span></text:p>
            </text:list-item>
          </text:list>
        </draw:text-box>
        <svg:title/>
        <svg:desc/>
      </draw:frame>
      <draw:frame draw:id="id30" presentation:style-name="a255" draw:name="コンテンツ プレースホルダー 5" svg:x="6.75in" svg:y="2.73958in" svg:width="5.6684in" svg:height="4.02951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マスター テキストの書式設定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4" text:class-names="">第<text:s text:c="1"/></text:span><text:span text:style-name="a235" text:class-names="">2<text:s text:c="1"/></text:span><text:span text:style-name="a236" text:class-names="">レベル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39" text:class-names="">第<text:s text:c="1"/></text:span><text:span text:style-name="a240" text:class-names="">3<text:s text:c="1"/></text:span><text:span text:style-name="a241" text:class-names="">レベル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4" text:class-names="">第<text:s text:c="1"/></text:span><text:span text:style-name="a245" text:class-names="">4<text:s text:c="1"/></text:span><text:span text:style-name="a2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49" text:class-names="">第<text:s text:c="1"/></text:span><text:span text:style-name="a250" text:class-names="">5<text:s text:c="1"/></text:span><text:span text:style-name="a251" text:class-names="">レベル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60" draw:name="日付プレースホルダー 6" svg:x="0.91667in" svg:y="6.95139in" svg:width="3in" svg:height="0.39931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/></text:span><text:span text:style-name="a258" text:class-names=""/></text:p>
        </draw:text-box>
        <svg:title/>
        <svg:desc/>
      </draw:frame>
      <draw:frame draw:id="id32" presentation:style-name="a263" draw:name="フッター プレースホルダー 7" svg:x="4.41667in" svg:y="6.95139in" svg:width="4.5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3" presentation:style-name="a267" draw:name="スライド番号プレースホルダー 8" svg:x="9.41667in" svg:y="6.95139in" svg:width="3in" svg:height="0.39931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title/>
        <svg:desc/>
      </draw:frame>
    </style:master-page>
    <style:master-page style:name="Master1-Layout6-titleOnly-タイトルのみ" style:page-layout-name="pageLayout1" draw:style-name="a268">
      <draw:frame draw:id="id34" presentation:style-name="a272" draw:name="タイトル 1" svg:x="0.91667in" svg:y="0.39931in" svg:width="11.5in" svg:height="1.44965in" presentation:class="title" presentation:placeholder="false">
        <draw:text-box>
          <text:p text:style-name="a271" text:class-names="" text:cond-style-name=""><text:span text:style-name="a269" text:class-names="">マスター タイトルの書式設定</text:span><text:span text:style-name="a270" text:class-names=""/></text:p>
        </draw:text-box>
        <svg:title/>
        <svg:desc/>
      </draw:frame>
      <draw:frame draw:id="id35" presentation:style-name="a277" draw:name="日付プレースホルダー 2" svg:x="0.91667in" svg:y="6.95139in" svg:width="3in" svg:height="0.39931in" presentation:class="date-time" presentation:placeholder="false">
        <draw:text-box>
          <text:p text:style-name="a276" text:class-names="" text:cond-style-name=""><text:span text:style-name="a273" text:class-names=""><text:date text:fixed="false" style:data-style-name="a274"/></text:span><text:span text:style-name="a275" text:class-names=""/></text:p>
        </draw:text-box>
        <svg:title/>
        <svg:desc/>
      </draw:frame>
      <draw:frame draw:id="id36" presentation:style-name="a280" draw:name="フッター プレースホルダー 3" svg:x="4.41667in" svg:y="6.95139in" svg:width="4.5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37" presentation:style-name="a284" draw:name="スライド番号プレースホルダー 4" svg:x="9.41667in" svg:y="6.95139in" svg:width="3in" svg:height="0.39931in" presentation:class="page-number" presentation:placeholder="false">
        <draw:text-box>
          <text:p text:style-name="a283" text:class-names="" text:cond-style-name=""><text:span text:style-name="a281" text:class-names=""><text:page-number style:num-format="1" text:fixed="false"/></text:span><text:span text:style-name="a282" text:class-names=""/></text:p>
        </draw:text-box>
        <svg:title/>
        <svg:desc/>
      </draw:frame>
    </style:master-page>
    <style:master-page style:name="Master1-Layout7-blank-白紙" style:page-layout-name="pageLayout1" draw:style-name="a285">
      <draw:frame draw:id="id38" presentation:style-name="a290" draw:name="日付プレースホルダー 1" svg:x="0.91667in" svg:y="6.95139in" svg:width="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39" presentation:style-name="a293" draw:name="フッター プレースホルダー 2" svg:x="4.41667in" svg:y="6.95139in" svg:width="4.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0" presentation:style-name="a297" draw:name="スライド番号プレースホルダー 3" svg:x="9.41667in" svg:y="6.95139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8-objTx-タイトル付きのコンテンツ" style:page-layout-name="pageLayout1" draw:style-name="a298">
      <draw:frame draw:id="id41" presentation:style-name="a302" draw:name="タイトル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マスター タイトルの書式設定</text:span><text:span text:style-name="a300" text:class-names=""/></text:p>
        </draw:text-box>
        <svg:title/>
        <svg:desc/>
      </draw:frame>
      <draw:frame draw:id="id42" presentation:style-name="a327" draw:name="コンテンツ プレースホルダー 2" svg:x="5.6684in" svg:y="1.07986in" svg:width="6.75in" svg:height="5.32986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マスター テキストの書式設定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6" text:class-names="">第<text:s text:c="1"/></text:span><text:span text:style-name="a307" text:class-names="">2<text:s text:c="1"/></text:span><text:span text:style-name="a308" text:class-names="">レベル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1" text:class-names="">第<text:s text:c="1"/></text:span><text:span text:style-name="a312" text:class-names="">3<text:s text:c="1"/></text:span><text:span text:style-name="a313" text:class-names="">レベル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6" text:class-names="">第<text:s text:c="1"/></text:span><text:span text:style-name="a317" text:class-names="">4<text:s text:c="1"/></text:span><text:span text:style-name="a31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1" text:class-names="">第<text:s text:c="1"/></text:span><text:span text:style-name="a322" text:class-names="">5<text:s text:c="1"/></text:span><text:span text:style-name="a323" text:class-names="">レベル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31" draw:name="テキスト プレースホルダー 3" svg:x="0.9184in" svg:y="2.25in" svg:width="4.30035in" svg:height="4.1684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マスター テキストの書式設定</text:span></text:p>
            </text:list-item>
          </text:list>
        </draw:text-box>
        <svg:title/>
        <svg:desc/>
      </draw:frame>
      <draw:frame draw:id="id44" presentation:style-name="a336" draw:name="日付プレースホルダー 4" svg:x="0.91667in" svg:y="6.95139in" svg:width="3in" svg:height="0.39931in" presentation:class="date-time" presentation:placeholder="false">
        <draw:text-box>
          <text:p text:style-name="a335" text:class-names="" text:cond-style-name=""><text:span text:style-name="a332" text:class-names=""><text:date text:fixed="false" style:data-style-name="a333"/></text:span><text:span text:style-name="a334" text:class-names=""/></text:p>
        </draw:text-box>
        <svg:title/>
        <svg:desc/>
      </draw:frame>
      <draw:frame draw:id="id45" presentation:style-name="a339" draw:name="フッター プレースホルダー 5" svg:x="4.41667in" svg:y="6.95139in" svg:width="4.5in" svg:height="0.39931in" presentation:class="footer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46" presentation:style-name="a343" draw:name="スライド番号プレースホルダー 6" svg:x="9.41667in" svg:y="6.95139in" svg:width="3in" svg:height="0.39931in" presentation:class="page-number" presentation:placeholder="false">
        <draw:text-box>
          <text:p text:style-name="a342" text:class-names="" text:cond-style-name=""><text:span text:style-name="a340" text:class-names=""><text:page-number style:num-format="1" text:fixed="false"/></text:span><text:span text:style-name="a341" text:class-names=""/></text:p>
        </draw:text-box>
        <svg:title/>
        <svg:desc/>
      </draw:frame>
    </style:master-page>
    <style:master-page style:name="Master1-Layout9-picTx-タイトル付きの図" style:page-layout-name="pageLayout1" draw:style-name="a344">
      <draw:frame draw:id="id47" presentation:style-name="a348" draw:name="タイトル 1" svg:x="0.9184in" svg:y="0.5in" svg:width="4.30035in" svg:height="1.75in" presentation:class="title" presentation:placeholder="false">
        <draw:text-box>
          <text:p text:style-name="a347" text:class-names="" text:cond-style-name=""><text:span text:style-name="a345" text:class-names="">マスター タイトルの書式設定</text:span><text:span text:style-name="a346" text:class-names=""/></text:p>
        </draw:text-box>
        <svg:title/>
        <svg:desc/>
      </draw:frame>
      <draw:frame draw:id="id48" presentation:style-name="a351" draw:name="図プレースホルダー 2" svg:x="5.6684in" svg:y="1.07986in" svg:width="6.75in" svg:height="5.32986in" presentation:class="graphic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9" presentation:style-name="a355" draw:name="テキスト プレースホルダー 3" svg:x="0.9184in" svg:y="2.25in" svg:width="4.30035in" svg:height="4.168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マスター テキストの書式設定</text:span></text:p>
            </text:list-item>
          </text:list>
        </draw:text-box>
        <svg:title/>
        <svg:desc/>
      </draw:frame>
      <draw:frame draw:id="id50" presentation:style-name="a360" draw:name="日付プレースホルダー 4" svg:x="0.91667in" svg:y="6.95139in" svg:width="3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/></text:span><text:span text:style-name="a358" text:class-names=""/></text:p>
        </draw:text-box>
        <svg:title/>
        <svg:desc/>
      </draw:frame>
      <draw:frame draw:id="id51" presentation:style-name="a363" draw:name="フッター プレースホルダー 5" svg:x="4.41667in" svg:y="6.95139in" svg:width="4.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52" presentation:style-name="a367" draw:name="スライド番号プレースホルダー 6" svg:x="9.41667in" svg:y="6.95139in" svg:width="3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10-vertTx-タイトルと縦書きテキスト" style:page-layout-name="pageLayout1" draw:style-name="a368">
      <draw:frame draw:id="id53" presentation:style-name="a372" draw:name="タイトル 1" svg:x="0.91667in" svg:y="0.39931in" svg:width="11.5in" svg:height="1.44965in" presentation:class="title" presentation:placeholder="false">
        <draw:text-box>
          <text:p text:style-name="a371" text:class-names="" text:cond-style-name=""><text:span text:style-name="a369" text:class-names="">マスター タイトルの書式設定</text:span><text:span text:style-name="a370" text:class-names=""/></text:p>
        </draw:text-box>
        <svg:title/>
        <svg:desc/>
      </draw:frame>
      <draw:frame draw:id="id54" presentation:style-name="a397" draw:name="縦書きテキスト プレースホルダー 2" svg:x="0.91667in" svg:y="1.99653in" svg:width="11.5in" svg:height="4.75868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マスター テキストの書式設定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6" text:class-names="">第<text:s text:c="1"/></text:span><text:span text:style-name="a377" text:class-names="">2<text:s text:c="1"/></text:span><text:span text:style-name="a378" text:class-names="">レベル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1" text:class-names="">第<text:s text:c="1"/></text:span><text:span text:style-name="a382" text:class-names="">3<text:s text:c="1"/></text:span><text:span text:style-name="a383" text:class-names="">レベル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6" text:class-names="">第<text:s text:c="1"/></text:span><text:span text:style-name="a387" text:class-names="">4<text:s text:c="1"/></text:span><text:span text:style-name="a38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1" text:class-names="">第<text:s text:c="1"/></text:span><text:span text:style-name="a392" text:class-names="">5<text:s text:c="1"/></text:span><text:span text:style-name="a393" text:class-names="">レベル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402" draw:name="日付プレースホルダー 3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/></text:span><text:span text:style-name="a400" text:class-names=""/></text:p>
        </draw:text-box>
        <svg:title/>
        <svg:desc/>
      </draw:frame>
      <draw:frame draw:id="id56" presentation:style-name="a405" draw:name="フッター プレースホルダー 4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9" draw:name="スライド番号プレースホルダー 5" svg:x="9.41667in" svg:y="6.95139in" svg:width="3in" svg:height="0.39931in" presentation:class="page-number" presentation:placeholder="false">
        <draw:text-box>
          <text:p text:style-name="a408" text:class-names="" text:cond-style-name=""><text:span text:style-name="a406" text:class-names=""><text:page-number style:num-format="1" text:fixed="false"/></text:span><text:span text:style-name="a407" text:class-names=""/></text:p>
        </draw:text-box>
        <svg:title/>
        <svg:desc/>
      </draw:frame>
    </style:master-page>
    <style:master-page style:name="Master1-Layout11-vertTitleAndTx-縦書きタイトルと&#10;縦書きテキスト" style:page-layout-name="pageLayout1" draw:style-name="a410">
      <draw:frame draw:id="id58" presentation:style-name="a414" draw:name="縦書きタイトル 1" svg:x="9.54167in" svg:y="0.39931in" svg:width="2.875in" svg:height="6.3559in" presentation:class="title" presentation:placeholder="false">
        <draw:text-box>
          <text:p text:style-name="a413" text:class-names="" text:cond-style-name=""><text:span text:style-name="a411" text:class-names="">マスター タイトルの書式設定</text:span><text:span text:style-name="a412" text:class-names=""/></text:p>
        </draw:text-box>
        <svg:title/>
        <svg:desc/>
      </draw:frame>
      <draw:frame draw:id="id59" presentation:style-name="a439" draw:name="縦書きテキスト プレースホルダー 2" svg:x="0.91667in" svg:y="0.39931in" svg:width="8.45833in" svg:height="6.3559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マスター テキストの書式設定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18" text:class-names="">第<text:s text:c="1"/></text:span><text:span text:style-name="a419" text:class-names="">2<text:s text:c="1"/></text:span><text:span text:style-name="a420" text:class-names="">レベル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3" text:class-names="">第<text:s text:c="1"/></text:span><text:span text:style-name="a424" text:class-names="">3<text:s text:c="1"/></text:span><text:span text:style-name="a425" text:class-names="">レベル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28" text:class-names="">第<text:s text:c="1"/></text:span><text:span text:style-name="a429" text:class-names="">4<text:s text:c="1"/></text:span><text:span text:style-name="a43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3" text:class-names="">第<text:s text:c="1"/></text:span><text:span text:style-name="a434" text:class-names="">5<text:s text:c="1"/></text:span><text:span text:style-name="a435" text:class-names="">レベル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44" draw:name="日付プレースホルダー 3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0" text:class-names=""><text:date text:fixed="false" style:data-style-name="a441"/></text:span><text:span text:style-name="a442" text:class-names=""/></text:p>
        </draw:text-box>
        <svg:title/>
        <svg:desc/>
      </draw:frame>
      <draw:frame draw:id="id61" presentation:style-name="a447" draw:name="フッター プレースホルダー 4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62" presentation:style-name="a451" draw:name="スライド番号プレースホルダー 5" svg:x="9.41667in" svg:y="6.95139in" svg:width="3in" svg:height="0.39931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2024新挨拶スライド</dc:title>
    <meta:initial-creator>勝成 鈴江</meta:initial-creator>
    <dc:creator>勝成 鈴江</dc:creator>
    <meta:creation-date>2024-03-10T14:29:50Z</meta:creation-date>
    <dc:date>2024-03-10T14:33:57Z</dc:date>
    <meta:editing-cycles>1</meta:editing-cycles>
    <meta:editing-duration>PT247S</meta:editing-duration>
    <meta:document-statistic meta:paragraph-count="6" meta:word-count="22"/>
  </office:meta>
</office:document-meta>
</file>